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bd34" officeooo:paragraph-rsid="0014bd34"/>
    </style:style>
    <style:style style:name="T1" style:family="text">
      <style:text-properties officeooo:rsid="001661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cebook</text:p>
      <text:p text:style-name="P1">Rede de amigos e compartilhamentos onde os usuários podem postar histórias e mídias(fotos, vídeos, documentos) para ser visualizado e compartilhado por amigos. Os usuários enviam uma solicitação de amizade que pode ser aceita ou não, se aceita os dois iniciam uma amizade, onde ambos ficam informados sobre as atividades do outro e quando um deles é relacionado(marcado) em uma atividade de terceiros. Os usuários podem criar grupos que são compostos por usuários com interesses comuns, mesmo não sendo amigos, todos os usuários dos grupos podem fazer postagens, mesmo que sejam moderados, que é quando o administrador precisa permitir cada postagem, <text:span text:style-name="T1">usuários podem convidar amigos para entrarem nos grupos que participam,</text:span> <text:span text:style-name="T1">mesmo não sendo administradores. <text:s/>O usuário pode criar páginas, que representa sua empresa, sua personalidade, uma instituição, um local ou um evento, essas páginas também reúne usuários como os grupos, mas estes <text:s/>acompanham as postagens feitas pelos administradores da fanpage.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13:55:09.333430357</meta:creation-date>
    <dc:date>2017-06-06T14:13:02.655943394</dc:date>
    <meta:editing-duration>PT7M43S</meta:editing-duration>
    <meta:editing-cycles>1</meta:editing-cycles>
    <meta:document-statistic meta:table-count="0" meta:image-count="0" meta:object-count="0" meta:page-count="1" meta:paragraph-count="2" meta:word-count="151" meta:character-count="1012" meta:non-whitespace-character-count="858"/>
    <meta:generator>LibreOffice/5.1.6.2$Linux_X86_64 LibreOffice_project/10m0$Build-2</meta:generator>
  </office:meta>
</office:document-meta>
</file>